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627a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 </text:span><text:span text:style-name="T2">main</text:span><text:span text:style-name="T4">() {</text:span><text:line-break/><text:span text:style-name="T4"> <text:s text:c="3"/></text:span><text:span text:style-name="T1">try </text:span><text:span text:style-name="T4">{</text:span><text:line-break/><text:span text:style-name="T4"> <text:s text:c="7"/></text:span><text:span text:style-name="T3">print</text:span><text:span text:style-name="T4">(</text:span><text:span text:style-name="T6">"Введите тариф (1 - первый, 2 - второй): "</text:span><text:span text:style-name="T4">)</text:span><text:line-break/><text:span text:style-name="T4"> <text:s text:c="7"/></text:span><text:span text:style-name="T1">val </text:span><text:span text:style-name="T7">r </text:span><text:span text:style-name="T4">= </text:span><text:span text:style-name="T3">readLine</text:span><text:span text:style-name="T4">()?.</text:span><text:span text:style-name="T3">toInt</text:span><text:span text:style-name="T4">().</text:span><text:span text:style-name="T3">takeIf </text:span><text:span text:style-name="T5">{ it </text:span><text:span text:style-name="T4">== </text:span><text:span text:style-name="T8">1 </text:span><text:span text:style-name="T4">|| </text:span><text:span text:style-name="T5">it </text:span><text:span text:style-name="T4">== </text:span><text:span text:style-name="T8">2 </text:span><text:span text:style-name="T5">}</text:span><text:line-break/><text:span text:style-name="T5"> <text:s text:c="11"/></text:span><text:span text:style-name="T4">?: </text:span><text:span text:style-name="T1">throw </text:span><text:span text:style-name="T4">Exception(</text:span><text:span text:style-name="T6">"Некорректный тариф!"</text:span><text:span text:style-name="T4">)</text:span><text:line-break/><text:span text:style-name="T4"> <text:s text:c="7"/></text:span><text:span text:style-name="T3">print</text:span><text:span text:style-name="T4">(</text:span><text:span text:style-name="T6">"Введите числа K, x, </text:span><text:span text:style-name="T10">${</text:span><text:span text:style-name="T1">if</text:span><text:span text:style-name="T4">(</text:span><text:span text:style-name="T7">r </text:span><text:span text:style-name="T4">== </text:span><text:span text:style-name="T8">1</text:span><text:span text:style-name="T4">) </text:span><text:span text:style-name="T6">"A, B" </text:span><text:span text:style-name="T1">else </text:span><text:span text:style-name="T6">"C, D"</text:span><text:span text:style-name="T10">}</text:span><text:span text:style-name="T6"> через пробел: "</text:span><text:span text:style-name="T4">)</text:span><text:line-break/><text:span text:style-name="T4"> <text:s text:c="7"/></text:span><text:span text:style-name="T1">val </text:span><text:span text:style-name="T7">s </text:span><text:span text:style-name="T4">= (</text:span><text:span text:style-name="T3">readLine</text:span><text:span text:style-name="T4">() ?: </text:span><text:span text:style-name="T1">throw </text:span><text:span text:style-name="T4">Exception(</text:span><text:span text:style-name="T6">"Некорректный ввод!"</text:span><text:span text:style-name="T4">))</text:span><text:line-break/><text:span text:style-name="T4"> <text:s text:c="11"/>.</text:span><text:span text:style-name="T3">split</text:span><text:span text:style-name="T4">(</text:span><text:span text:style-name="T6">" "</text:span><text:span text:style-name="T4">).</text:span><text:span text:style-name="T3">map </text:span><text:span text:style-name="T5">{ it</text:span><text:span text:style-name="T4">.</text:span><text:span text:style-name="T3">toDouble</text:span><text:span text:style-name="T4">() </text:span><text:span text:style-name="T5">}</text:span><text:line-break/><text:span text:style-name="T5"> <text:s text:c="10"/></text:span><text:span text:style-name="T4">.</text:span><text:span text:style-name="T3">takeIf </text:span><text:span text:style-name="T5">{ it</text:span><text:span text:style-name="T4">.</text:span><text:span text:style-name="T9">size </text:span><text:span text:style-name="T4">== </text:span><text:span text:style-name="T8">4 </text:span><text:span text:style-name="T5">} </text:span><text:span text:style-name="T4">?.</text:span><text:span text:style-name="T3">let </text:span><text:span text:style-name="T5">{</text:span><text:line-break/><text:span text:style-name="T5"> <text:s text:c="15"/></text:span><text:span text:style-name="T1">val </text:span><text:span text:style-name="T7">K </text:span><text:span text:style-name="T4">= </text:span><text:span text:style-name="T5">it</text:span><text:span text:style-name="T4">[</text:span><text:span text:style-name="T8">0</text:span><text:span text:style-name="T4">]</text:span><text:line-break/><text:span text:style-name="T4"> <text:s text:c="15"/></text:span><text:span text:style-name="T1">val </text:span><text:span text:style-name="T7">x </text:span><text:span text:style-name="T4">= </text:span><text:span text:style-name="T5">it</text:span><text:span text:style-name="T4">[</text:span><text:span text:style-name="T8">1</text:span><text:span text:style-name="T4">]</text:span><text:line-break/><text:span text:style-name="T4"> <text:s text:c="15"/></text:span><text:span text:style-name="T1">val </text:span><text:span text:style-name="T7">t1 </text:span><text:span text:style-name="T4">= </text:span><text:span text:style-name="T5">it</text:span><text:span text:style-name="T4">[</text:span><text:span text:style-name="T8">2</text:span><text:span text:style-name="T4">]</text:span><text:line-break/><text:span text:style-name="T4"> <text:s text:c="15"/></text:span><text:span text:style-name="T1">val </text:span><text:span text:style-name="T7">t2 </text:span><text:span text:style-name="T4">= </text:span><text:span text:style-name="T5">it</text:span><text:span text:style-name="T4">[</text:span><text:span text:style-name="T8">3</text:span><text:span text:style-name="T4">]</text:span><text:line-break/><text:span text:style-name="T4"> <text:s text:c="15"/></text:span><text:span text:style-name="T1">if</text:span><text:span text:style-name="T4">(</text:span><text:span text:style-name="T7">r </text:span><text:span text:style-name="T4">== </text:span><text:span text:style-name="T8">1</text:span><text:span text:style-name="T4">) {</text:span><text:line-break/><text:span text:style-name="T4"> <text:s text:c="19"/></text:span><text:span text:style-name="T1">if</text:span><text:span text:style-name="T4">(</text:span><text:span text:style-name="T7">x </text:span><text:span text:style-name="T4">&lt; </text:span><text:span text:style-name="T7">K</text:span><text:span text:style-name="T4">) <text:s/></text:span><text:span text:style-name="T7">t1 </text:span><text:span text:style-name="T1">else <text:s/></text:span><text:span text:style-name="T7">t1 </text:span><text:span text:style-name="T4">+ (</text:span><text:span text:style-name="T7">x </text:span><text:span text:style-name="T4">- </text:span><text:span text:style-name="T7">K</text:span><text:span text:style-name="T4">) * </text:span><text:span text:style-name="T7">t2</text:span><text:line-break/><text:span text:style-name="T7"> <text:s text:c="15"/></text:span><text:span text:style-name="T4">} </text:span><text:span text:style-name="T1">else </text:span><text:span text:style-name="T4">{</text:span><text:line-break/><text:span text:style-name="T4"> <text:s text:c="19"/></text:span><text:span text:style-name="T1">if</text:span><text:span text:style-name="T4">(</text:span><text:span text:style-name="T7">x </text:span><text:span text:style-name="T4">&lt;= </text:span><text:span text:style-name="T7">K</text:span><text:span text:style-name="T4">) </text:span><text:span text:style-name="T7">t1 </text:span><text:span text:style-name="T4">* </text:span><text:span text:style-name="T7">x </text:span><text:span text:style-name="T1">else </text:span><text:span text:style-name="T7">t2 </text:span><text:span text:style-name="T4">* </text:span><text:span text:style-name="T7">x</text:span><text:line-break/><text:span text:style-name="T7"> <text:s text:c="15"/></text:span><text:span text:style-name="T4">}</text:span><text:line-break/><text:span text:style-name="T4"> <text:s text:c="10"/></text:span><text:span text:style-name="T5">} </text:span><text:span text:style-name="T4">?: </text:span><text:span text:style-name="T1">throw </text:span><text:span text:style-name="T4">Exception(</text:span><text:span text:style-name="T6">"Некорректные данные!"</text:span><text:span text:style-name="T4">)</text:span><text:line-break/><text:span text:style-name="T4"> <text:s text:c="7"/></text:span><text:span text:style-name="T3">println</text:span><text:span text:style-name="T4">(</text:span><text:span text:style-name="T6">"Сумма к оплате: </text:span><text:span text:style-name="T10">$</text:span><text:span text:style-name="T7">s</text:span><text:span text:style-name="T6">"</text:span><text:span text:style-name="T4">)</text:span><text:line-break/><text:span text:style-name="T4"> <text:s text:c="3"/>} </text:span><text:span text:style-name="T1">catch </text:span><text:span text:style-name="T4">(</text:span><text:span text:style-name="T7">e</text:span><text:span text:style-name="T4">: </text:span><text:span text:style-name="T7">Exception</text:span><text:span text:style-name="T4">) {</text:span><text:line-break/><text:span text:style-name="T4"> <text:s text:c="7"/></text:span><text:span text:style-name="T3">println</text:span><text:span text:style-name="T4">(</text:span><text:span text:style-name="T7">e</text:span><text:span text:style-name="T4">.</text:span><text:span text:style-name="T9">message</text:span><text:span text:style-name="T4">)</text:span><text:line-break/><text:span text:style-name="T4"> <text:s text:c="3"/>}</text:span><text:line-break/><text:span text:style-name="T4">}</text:span></text:p>
      <text:p text:style-name="P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6:41:14.190598700</meta:creation-date>
    <dc:date>2021-09-23T16:49:15.152449634</dc:date>
    <meta:editing-duration>PT8M1S</meta:editing-duration>
    <meta:editing-cycles>1</meta:editing-cycles>
    <meta:document-statistic meta:table-count="0" meta:image-count="0" meta:object-count="0" meta:page-count="1" meta:paragraph-count="1" meta:word-count="130" meta:character-count="905" meta:non-whitespace-character-count="516"/>
    <meta:generator>LibreOffice/7.2.0.4$Linux_X86_64 LibreOffice_project/ce769e3009755dcf0082844e386f5dca4c8ecb2f</meta:generator>
  </office:meta>
</office:document-meta>
</file>